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</text:span><text:span text:style-name="T1">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Jeżeli liczba nadgodzin jest mniejsza lub równa normie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odatek" table:base-cell-address="$Arkusz1.$C$4" table:cell-range-address="$Arkusz1.$C$4"/>
        <table:named-range table:name="norma" table:base-cell-address="$Arkusz1.$C$3" table:cell-range-address="$Arkusz1.$C$3"/>
        <table:named-range table:name="stawka" table:base-cell-address="$Arkusz1.$C$5" table:cell-range-address="$Arkusz1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08:07:21.89550707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5T08:24:48.940823326</dc:date>
    <meta:print-date>2003-03-13T12:37:37</meta:print-date>
    <meta:generator>LibreOffice/6.0.2.1$Linux_X86_64 LibreOffice_project/00m0$Build-1</meta:generator>
    <meta:editing-duration>PT8M5S</meta:editing-duration>
    <meta:editing-cycles>3</meta:editing-cycles>
    <meta:document-statistic meta:table-count="3" meta:cell-count="16" meta:object-count="2"/>
  </office:meta>
</office:document-meta>
</file>